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kä olen, lesboko?</text:p>
      <text:p text:style-name="P5"/>
      <text:p text:style-name="P6">31 loka 2015</text:p>
      <text:p text:style-name="P7"/>
      <text:p text:style-name="P8">Minulla oli lapsena sellainen tapa, että ehdotin naapurin tytölle, että voisimme panna ja minä olisin mies ja hän nainen... Näin sitten teimme ja menimme leiksi mukamas yhdyntään. Sitten teimme jutun toisinpäin, niin että kuvittelin, että hän on mies ja minä nainen. Tällä tavalla hommailimme aika useita kertoja ja minä aloin olemaan useammin mies ja hän nainen. Olemme sitten lopettaneet touhun, mutta minä olen alkanut onanoimaan ja kuvittelemaan, että olen jokin mies ja kuvittelemaan naisia, joiden kanssa harrastan seksiä. Tämä on mielestäni vähän hävettävää ja en oikein kehtaa puhua kenellekään... Mitä teen? Haluaisin olla naisellisempi tai tyttömäisempi, mutta turmellunko, jos katson pornokuvia? Ne eivät ole kai kenellekään hyväksi. Olen kuitenkin jo niin tehnyt. Apua! En halua turmeltua... mitä teen asialle?</text:p>
      <text:p text:style-name="P9"/>
      <text:p text:style-name="P10">[Nimimerkki poistettu]</text:p>
      <text:p text:style-name="P11"/>
      <text:p text:style-name="P12"/>
      <text:p text:style-name="P13">Vastaus</text:p>
      <text:p text:style-name="P14"/>
      <text:p text:style-name="P15">Hei!</text:p>
      <text:p text:style-name="P16"><text:line-break/>Olet pohtinut lapsuudenaikaisten seksileikkiesi, nykyisten sooloseksiin liittyviä fantasioittesi sekä pornon katselemisen merkityksiä itsellesi. Koet hieman häpeää fantasioistasi, joissa kuvittelet itsesi mieheksi ja kohteenasi on naisia. Fantasioista ei todellakaan kannata olla häpeissään tai kantaa niistä syyllisyyttä sen enempää kuin unistakaan. Fantasioissamme olemme vapaita maistelemaan erilaisia tunnetiloja, valtasuhteita, toiveita ja pelkoja. Fantasiasi muistuttavat omia lapsuudenajan leikkejäsi. Ne ovat olleet aikanaan varmasti jännittäviä kokemuksia eikä ole ihme että kun sooloseksin yhteydessä etsit kiihottavia mielikuvia, niin huomaat käyttäväsi siinä hyväksi lapsuudenajan kokemusmaailmaasi. Fantasiat ovat oma sisäinen maailmansa ja monetkaan fantasiat eivät ole siirrettävissä ulkopuoliseen ja ihmisten väliseen todellisuuteen. Siinä mielessä se, että sooloseksissä kuvittelet itsesi mieheksi joka on seksissä naisen kanssa, ei vielä yksistään kerro sinun seksuaalisesta suuntautumisestasi. Suuntautumisesta kertoo fantasioiden ohella se, keihin tunnet spontaania eroottista vetoa, keiden kanssa haluat intiimiin läheisyyteen ja keiden seurassa parhaiten nautit seksistä. Monilla naisilla on kyky kiihottua sekä miehistä että naisista ja moni löytää itsestään sekä naisellisia että maskuliinisia piirteitä. Kukin meistä ihmisistä on yksilöllinen kooste lukuisista toisiaan täydentävistä piirteistä jotka aktivoituvat hieman eri tavoin eri ihmisten seurassa. Sen kanssa meidän on hyvä tulla sinuiksi.<text:line-break/><text:line-break/>Haluaisit olla naisellisempi tai tyttömäisempi. Olet huolissasi onko pornokuvien katselu turmellut sinut siinä suhteessa. Internetistä on helposti saatavilla monenlaista pornoa. Parhaimmillaan porno antaa meille mahdollisuuden löytää sellaisia hahmoja, jotka vastaavat meidän sisäisiä ihanalta tuntuvia mielikuviamme. Silloin porno voi toimia ikään kuin peilinä,<text:s/><text:soft-page-break/>jonka avulla voimme tarkentaa sitä mistä pidämme. Toisaalta pornoa katsellessa vastaan tulee paljon sellaista, joka voi tuntua yhtä aikaa sekä kiihottavalta että vastenmieliseltä tai pelkästään vastenmieliseltä tai pelottavalta. Koska moni käyttää pornoa itsetyydytyksen kiihokkeena, siinä on usein epärealistisia tilanteita, joiden avulla ihminen voi mielessään vapautua reaalimaailman rajoituksista voidakseen saada orgasmin.<text:s/><text:line-break/><text:line-break/>Kun pohdit pornon mahdollisia haittoja, niin onhan totta että pornokuvissa tulee vastaan paljon sellaista, joka ei suinkaan auta meitä tunnistamaan omaa herkkyyttämme seksissä vaan niissä seksi näyttäytyy hyvin kapeasti toiminnallisena akrobatiana<text:s/>ilman herkempää tunneviritystä. Vastaan tulee kuvia jotka ei lainkaan vastaa omia tarpeita ja saa seksin näyttämään itselle vieraalta toiminnalta. Pornon käytössä on hyvä käyttää omaa harkintaa: millaista kuvastoa katson, mihin tarvitsen sitä ja miten se<text:s/>vaikutta minuun? Tuleeko siitä minulle parempi ja löydänkö sieltä itseäni vai vieraannuttaako se minua omista hyvistä tuntemuksistani ja ihmissuhteistani?<text:s/><text:line-break/><text:line-break/>Sinun on siis hyvä tunnustella millaisesta kuvastosta sinulle tulee hyvä olo ja millaisesta ei. Olet varmaankin nähnyt kuvia, joista on tullut pelkästään paha olo. Kun ne tulevat mieleesi, sinun on hyvä sanoa itsellesi: ”Minulle seksi ei ole tätä eikä minun tarvitse enää nähdä tätä, en halua olla tässä mukana millään tavalla!” Osasta kuvia on varmaan tullut ristiriitainen olo, toisaalta ne ovat kiihottaneet ja toisaalta niistä on voinut jäädä paha olo. Silloin on hyvä miettiä mistä paha olo johtuu. Johtuuko se siitä että häpeät omaa kiihottumistasi? Etkö saisi kiihottua sillä tavoin? Miksi et? Kenelle se<text:s/>on vahingollista? Jos se ei ole vahingollista niin onko kyse siitä että olet kuullut ympärilläsi sanottavan että tuo on vastenmielistä tai epäsopivaa naiselle? Silloin on hyvä muistaa että kullakin meistä on omat mieltymyksemme ja fantasiat ovat turvallinen tapa kokea niitä. Pornossa on tietysti vielä yksi asia, jota moni miettii: miten ko. kuvat on tuotettu? Ovatko siinä mukana olevat ihmiset omasta tahdostaan ja sillä tavoin että he eivät siitä kärsi? Olisikin hyvä että pornokuvien tuotantoon saataisiin<text:s/>eettinen sertifikaatti, niin että kuluttaja tietäisi että tämä materiaali ei loukkaa tekijöittensä seksuaalioikeuksia.<text:s/><text:line-break/><text:line-break/>On hienoa että olet tutkaillut omaa seksuaalista kiihottumistasi avoimin mielin. Voisit jatkaa tutkimusretkeäsi – jos niin haluat – niin että piirtäisit omassa rauhassa paperille värikynillä oman seksuaalisen kehityksesi polun. Piirrä polulle kuvioin ja värein kehollisia kokemuksia alkaen syntymästäsi. Etene polulla (=elämässäsi) ja piirrä tai kirjoita muitakin kokemuksia, jotka liittyvät<text:s/>kehoosi ja sen virittymiseen/reaktioihin eri tilanteissa. Anna muistojen tulvia, kuvaa niitä haluamillasi väreillä, kuvioilla, muodoilla. Keskity niihin tapahtumiin ja muistoihin, jotka liittyvät kokemuksiisi omasta kehostasi ja seksuaalisuudestasi, kokemuksiin, joiden koet vaikuttaneen siihen, millainen seksuaalinen olento olet tänään. Millaista tietoa ja miten sait seksuaalisuudesta ja miten se on vaikuttanut sinuun? Miten seksuaalisuutesi on vaikuttanut ihmissuhteisiisi ja miten ihmissuhteesi seksuaalisuuteesi? Miten ilon, mielihyvän, surun ja häpeän tunteet liittyvät omaan seksuaalisuuteesi? Milloin olisit tarvinnut tukea tai apua suhteessa omaan seksuaalisuuteesi mutta et sitä saanut? Milloin sait apua, keneltä sait ja miten se auttoi sinua? Kun olet tehnyt tämän, niin halutessasi voisit soittaa meidän päivystykseemme voidaksesi kertoa havainnostasi ja saadaksesi niihin palautetta. Päivystyksemme on auki maanantaisin ja torstaisin klo 19 – 21 numerossa 044 300 235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02:00Z</meta:creation-date>
    <dc:date>2023-01-16T12:02:00Z</dc:date>
    <meta:template xlink:href="Normal.dotm" xlink:type="simple"/>
    <meta:editing-cycles>1</meta:editing-cycles>
    <meta:editing-duration>PT0S</meta:editing-duration>
    <meta:document-statistic meta:page-count="2" meta:paragraph-count="13" meta:word-count="752" meta:character-count="6839" meta:row-count="50" meta:non-whitespace-character-count="6100"/>
  </office:meta>
</office:document-meta>
</file>